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etWrappingSqlRowSet.getObject( String columnLabel , Map &lt; String , Class &lt; ? &gt;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NString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Timestamp( String columnLabel , Calendar 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Object( String columnLabel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Time( int columnInde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Time( String columnLabel , Calendar 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Date( String columnLabel , Calendar 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Long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Float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BigDecimal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Res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Float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String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Date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isAfter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Timestamp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Int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Double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before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String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Byte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isBefore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Timestamp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Short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Date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Boolean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ResultSetWrappingSqlRowSet( ResultSet result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sultSetWrappingSqlRowSet.getTime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is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ultSetWrappingSqlRowSet.getBoolean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NString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relative( int row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Date( int columnInde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BigDecimal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Byte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Timestamp( int columnInde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is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Long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Object( int columnIndex , Map &lt; String , Class &lt; ? &gt; &gt;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was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Int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absolute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after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Object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Short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findColumn( String column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ultSetWrappingSqlRowSet.getDouble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.getTime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Object( int columnIndex ,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.getObject( String colum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